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2.643cm"/>
    </style:style>
    <style:style style:name="gr2" style:family="graphic" style:parent-style-name="standard">
      <style:graphic-properties draw:textarea-horizontal-align="justify" draw:textarea-vertical-align="middle" draw:auto-grow-height="false" fo:min-height="1.817cm" fo:min-width="3.363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4.445cm" svg:height="2.921cm" svg:x="8.366cm" svg:y="12.303cm">
          <text:p text:style-name="P1">SocketR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.445cm" svg:height="2.921cm" svg:x="8.62cm" svg:y="1.181cm">
          <text:p text:style-name="P1">Tcp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461cm" svg:height="2.921cm" svg:x="1.127cm" svg:y="16.24cm">
          <text:p text:style-name="P1">SlowLinkSim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445cm" svg:height="2.921cm" svg:x="14.843cm" svg:y="12.303cm">
          <text:p text:style-name="P1">Liste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445cm" svg:height="2.921cm" svg:x="1.508cm" svg:y="3.286cm">
          <text:p text:style-name="P1">AdminPa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445cm" svg:height="2.921cm" svg:x="2.27cm" svg:y="8.366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445cm" svg:height="2.921cm" svg:x="8.493cm" svg:y="6.969cm">
          <text:p text:style-name="P1">S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271cm" svg:y1="3.675cm" svg:x2="3.731cm" svg:y2="3.286cm" draw:start-shape="id1" draw:start-glue-point="7" draw:end-shape="id2" draw:end-glue-point="4" svg:d="M9271 3675c0 1392-1985 929-1985 19 0-909-3555-1161-3555-408" svg:viewBox="0 0 5541 1714">
          <text:p/>
        </draw:connector>
        <draw:connector draw:style-name="gr3" draw:text-style-name="P2" draw:layer="layout" draw:type="curve" svg:x1="12.414cm" svg:y1="3.675cm" svg:x2="17.065cm" svg:y2="12.303cm" draw:start-shape="id1" draw:start-glue-point="9" draw:end-shape="id3" svg:d="M12414 3675c0 6790 4651 2477 4651 8628" svg:viewBox="0 0 4652 8629">
          <text:p/>
        </draw:connector>
        <draw:connector draw:style-name="gr3" draw:text-style-name="P2" draw:layer="layout" draw:type="curve" svg:x1="5.302cm" svg:y1="5.78cm" svg:x2="9.144cm" svg:y2="7.396cm" draw:start-shape="id2" draw:start-glue-point="9" draw:end-shape="id4" draw:end-glue-point="5" svg:d="M5302 5780c0 1392 1921 929 1921 808 0-120 1921-585 1921 808" svg:viewBox="0 0 3843 1617">
          <text:p/>
        </draw:connector>
        <draw:connector draw:style-name="gr3" draw:text-style-name="P2" draw:layer="layout" draw:type="curve" draw:line-skew="-0.6cm" svg:x1="2.159cm" svg:y1="5.78cm" svg:x2="1.926cm" svg:y2="16.667cm" draw:start-shape="id2" draw:start-glue-point="7" draw:end-shape="id5" draw:end-glue-point="5" svg:d="M2159 5780c0 7264-233 1821-233 10887" svg:viewBox="0 0 234 10888">
          <text:p/>
        </draw:connector>
        <draw:connector draw:style-name="gr3" draw:text-style-name="P2" draw:layer="layout" draw:type="curve" svg:x1="5.953cm" svg:y1="4.747cm" svg:x2="18.637cm" svg:y2="12.73cm" draw:start-shape="id2" draw:start-glue-point="10" draw:end-shape="id3" draw:end-glue-point="11" svg:d="M5953 4747c8456 0 12684 2661 12684 7983" svg:viewBox="0 0 12685 7984">
          <text:p/>
        </draw:connector>
        <draw:connector draw:style-name="gr3" draw:text-style-name="P2" draw:layer="layout" draw:type="curve" svg:x1="2.921cm" svg:y1="10.86cm" svg:x2="3.858cm" svg:y2="16.24cm" draw:start-shape="id6" draw:start-glue-point="7" draw:end-shape="id5" draw:end-glue-point="4" svg:d="M2921 10860c0 4354 937 1665 937 5380" svg:viewBox="0 0 938 5381">
          <text:p/>
        </draw:connector>
        <draw:connector draw:style-name="gr3" draw:text-style-name="P2" draw:layer="layout" draw:type="curve" svg:x1="18.637cm" svg:y1="14.797cm" svg:x2="5.789cm" svg:y2="18.734cm" draw:start-shape="id3" draw:start-glue-point="9" draw:end-shape="id5" draw:end-glue-point="9" svg:d="M18637 14797c0 7297-12848 5329-12848 3937" svg:viewBox="0 0 12849 5272">
          <text:p/>
        </draw:connector>
        <draw:connector draw:style-name="gr3" draw:text-style-name="P2" draw:layer="layout" draw:type="curve" svg:x1="9.144cm" svg:y1="9.463cm" svg:x2="4.493cm" svg:y2="8.366cm" draw:start-shape="id4" draw:start-glue-point="7" draw:end-shape="id6" draw:end-glue-point="4" svg:d="M9144 9463c0 1392-1540 929-1540-335 0-1263-3111-1515-3111-762" svg:viewBox="0 0 4652 2371">
          <text:p/>
        </draw:connector>
        <draw:connector draw:style-name="gr3" draw:text-style-name="P2" draw:layer="layout" draw:type="curve" svg:x1="12.287cm" svg:y1="9.463cm" svg:x2="14.843cm" svg:y2="13.764cm" draw:start-shape="id4" draw:start-glue-point="9" draw:end-shape="id3" draw:end-glue-point="6" svg:d="M12287 9463c0 2868 852 4301 2556 4301" svg:viewBox="0 0 2557 4302">
          <text:p/>
        </draw:connector>
        <draw:connector draw:style-name="gr4" draw:text-style-name="P2" draw:layer="layout" draw:type="curve" svg:x1="4.493cm" svg:y1="11.287cm" svg:x2="9.017cm" svg:y2="12.73cm" draw:start-shape="id6" draw:start-glue-point="8" draw:end-shape="id7" draw:end-glue-point="5" svg:d="M4493 11287c0 762 4524 41 4524 1443" svg:viewBox="0 0 4525 1444">
          <text:p/>
        </draw:connector>
        <draw:connector draw:style-name="gr3" draw:text-style-name="P2" draw:layer="layout" draw:type="curve" svg:x1="10.588cm" svg:y1="15.224cm" svg:x2="5.789cm" svg:y2="16.667cm" draw:start-shape="id7" draw:end-shape="id5" draw:end-glue-point="11" svg:d="M10588 15224c0 762-4799 41-4799 1443" svg:viewBox="0 0 4800 1444">
          <text:p/>
        </draw:connector>
        <draw:custom-shape draw:style-name="gr1" draw:text-style-name="P1" xml:id="id8" draw:id="id8" draw:layer="layout" svg:width="4.445cm" svg:height="2.921cm" svg:x="8.366cm" svg:y="16.494cm">
          <text:p text:style-name="P1">SocketWai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017cm" svg:y1="18.988cm" svg:x2="6.064cm" svg:y2="8.793cm" draw:start-shape="id8" draw:start-glue-point="7" draw:end-shape="id6" draw:end-glue-point="11" svg:d="M9017 18988c0 1392-1477 928-1477-5098s-1476-6490-1476-5097" svg:viewBox="0 0 2954 11501">
          <text:p/>
        </draw:connector>
        <draw:connector draw:style-name="gr4" draw:text-style-name="P2" draw:layer="layout" draw:type="curve" svg:x1="17.066cm" svg:y1="15.224cm" svg:x2="10.588cm" svg:y2="16.494cm" draw:start-shape="id3" draw:start-glue-point="8" draw:end-shape="id8" svg:d="M17066 15224c0 952-6478 318-6478 1270" svg:viewBox="0 0 6479 1271">
          <text:p/>
        </draw:connector>
        <draw:connector draw:style-name="gr4" draw:text-style-name="P2" draw:layer="layout" draw:type="curve" svg:x1="6.064cm" svg:y1="10.86cm" svg:x2="15.494cm" svg:y2="12.73cm" draw:start-shape="id6" draw:start-glue-point="9" draw:end-shape="id3" draw:end-glue-point="5" svg:d="M6064 10860c0 1402 9430 468 9430 1870" svg:viewBox="0 0 9431 1871">
          <text:p/>
        </draw:connector>
      </draw:page>
      <draw:page draw:name="page2" draw:style-name="dp1" draw:master-page-name="Default">
        <draw:custom-shape draw:style-name="gr1" draw:text-style-name="P3" xml:id="id15" draw:id="id15" draw:layer="layout" svg:width="4.445cm" svg:height="2.921cm" svg:x="8.366cm" svg:y="12.303cm">
          <text:p text:style-name="P3">SocketR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4.445cm" svg:height="2.921cm" svg:x="8.62cm" svg:y="1.181cm">
          <text:p text:style-name="P3">Tcp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5.461cm" svg:height="2.921cm" svg:x="1.127cm" svg:y="16.24cm">
          <text:p text:style-name="P3">SlowLinkSim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1" draw:id="id11" draw:layer="layout" svg:width="4.445cm" svg:height="2.921cm" svg:x="14.843cm" svg:y="12.303cm">
          <text:p text:style-name="P3">Liste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4.445cm" svg:height="2.921cm" svg:x="1.508cm" svg:y="3.286cm">
          <text:p text:style-name="P3">AdminPa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4" draw:id="id14" draw:layer="layout" svg:width="4.445cm" svg:height="2.921cm" svg:x="2.27cm" svg:y="8.366cm">
          <text:p text:style-name="P3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4.445cm" svg:height="2.921cm" svg:x="8.493cm" svg:y="6.969cm">
          <text:p text:style-name="P3">S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271cm" svg:y1="3.675cm" svg:x2="3.731cm" svg:y2="3.286cm" draw:start-shape="id9" draw:start-glue-point="7" draw:end-shape="id10" draw:end-glue-point="4" svg:d="M9271 3675c0 1392-1985 929-1985 19 0-909-3555-1161-3555-408" svg:viewBox="0 0 5541 1714">
          <text:p/>
        </draw:connector>
        <draw:connector draw:style-name="gr3" draw:text-style-name="P2" draw:layer="layout" draw:type="curve" svg:x1="12.414cm" svg:y1="3.675cm" svg:x2="17.065cm" svg:y2="12.303cm" draw:start-shape="id9" draw:start-glue-point="9" draw:end-shape="id11" svg:d="M12414 3675c0 6790 4651 2477 4651 8628" svg:viewBox="0 0 4652 8629">
          <text:p/>
        </draw:connector>
        <draw:connector draw:style-name="gr3" draw:text-style-name="P2" draw:layer="layout" draw:type="curve" svg:x1="5.302cm" svg:y1="5.78cm" svg:x2="9.144cm" svg:y2="7.396cm" draw:start-shape="id10" draw:start-glue-point="9" draw:end-shape="id12" draw:end-glue-point="5" svg:d="M5302 5780c0 1392 1921 929 1921 808 0-120 1921-585 1921 808" svg:viewBox="0 0 3843 1617">
          <text:p/>
        </draw:connector>
        <draw:connector draw:style-name="gr3" draw:text-style-name="P2" draw:layer="layout" draw:type="curve" draw:line-skew="-0.6cm" svg:x1="2.159cm" svg:y1="5.78cm" svg:x2="1.926cm" svg:y2="16.667cm" draw:start-shape="id10" draw:start-glue-point="7" draw:end-shape="id13" draw:end-glue-point="5" svg:d="M2159 5780c0 7264-233 1821-233 10887" svg:viewBox="0 0 234 10888">
          <text:p/>
        </draw:connector>
        <draw:connector draw:style-name="gr3" draw:text-style-name="P2" draw:layer="layout" draw:type="curve" svg:x1="5.953cm" svg:y1="4.747cm" svg:x2="18.637cm" svg:y2="12.73cm" draw:start-shape="id10" draw:start-glue-point="10" draw:end-shape="id11" draw:end-glue-point="11" svg:d="M5953 4747c8456 0 12684 2661 12684 7983" svg:viewBox="0 0 12685 7984">
          <text:p/>
        </draw:connector>
        <draw:connector draw:style-name="gr3" draw:text-style-name="P2" draw:layer="layout" draw:type="curve" svg:x1="2.921cm" svg:y1="10.86cm" svg:x2="3.858cm" svg:y2="16.24cm" draw:start-shape="id14" draw:start-glue-point="7" draw:end-shape="id13" draw:end-glue-point="4" svg:d="M2921 10860c0 4354 937 1665 937 5380" svg:viewBox="0 0 938 5381">
          <text:p/>
        </draw:connector>
        <draw:connector draw:style-name="gr3" draw:text-style-name="P2" draw:layer="layout" draw:type="curve" svg:x1="18.637cm" svg:y1="14.797cm" svg:x2="5.789cm" svg:y2="18.734cm" draw:start-shape="id11" draw:start-glue-point="9" draw:end-shape="id13" draw:end-glue-point="9" svg:d="M18637 14797c0 7297-12848 5329-12848 3937" svg:viewBox="0 0 12849 5272">
          <text:p/>
        </draw:connector>
        <draw:connector draw:style-name="gr3" draw:text-style-name="P2" draw:layer="layout" draw:type="curve" svg:x1="9.144cm" svg:y1="9.463cm" svg:x2="4.493cm" svg:y2="8.366cm" draw:start-shape="id12" draw:start-glue-point="7" draw:end-shape="id14" draw:end-glue-point="4" svg:d="M9144 9463c0 1392-1540 929-1540-335 0-1263-3111-1515-3111-762" svg:viewBox="0 0 4652 2371">
          <text:p/>
        </draw:connector>
        <draw:connector draw:style-name="gr3" draw:text-style-name="P2" draw:layer="layout" draw:type="curve" svg:x1="12.287cm" svg:y1="9.463cm" svg:x2="14.843cm" svg:y2="13.764cm" draw:start-shape="id12" draw:start-glue-point="9" draw:end-shape="id11" draw:end-glue-point="6" svg:d="M12287 9463c0 2868 852 4301 2556 4301" svg:viewBox="0 0 2557 4302">
          <text:p/>
        </draw:connector>
        <draw:connector draw:style-name="gr4" draw:text-style-name="P2" draw:layer="layout" draw:type="curve" svg:x1="4.493cm" svg:y1="11.287cm" svg:x2="9.017cm" svg:y2="12.73cm" draw:start-shape="id14" draw:start-glue-point="8" draw:end-shape="id15" draw:end-glue-point="5" svg:d="M4493 11287c0 762 4524 41 4524 1443" svg:viewBox="0 0 4525 1444">
          <text:p/>
        </draw:connector>
        <draw:connector draw:style-name="gr3" draw:text-style-name="P2" draw:layer="layout" draw:type="curve" svg:x1="10.588cm" svg:y1="15.224cm" svg:x2="5.789cm" svg:y2="16.667cm" draw:start-shape="id15" draw:end-shape="id13" draw:end-glue-point="11" svg:d="M10588 15224c0 762-4799 41-4799 1443" svg:viewBox="0 0 4800 1444">
          <text:p/>
        </draw:connector>
        <draw:custom-shape draw:style-name="gr1" draw:text-style-name="P3" xml:id="id16" draw:id="id16" draw:layer="layout" svg:width="4.445cm" svg:height="2.921cm" svg:x="8.366cm" svg:y="16.494cm">
          <text:p text:style-name="P3">SocketWai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017cm" svg:y1="18.988cm" svg:x2="6.064cm" svg:y2="8.793cm" draw:start-shape="id16" draw:start-glue-point="7" draw:end-shape="id14" draw:end-glue-point="11" svg:d="M9017 18988c0 1392-1477 928-1477-5098s-1476-6490-1476-5097" svg:viewBox="0 0 2954 11501">
          <text:p/>
        </draw:connector>
        <draw:connector draw:style-name="gr4" draw:text-style-name="P2" draw:layer="layout" draw:type="curve" svg:x1="17.066cm" svg:y1="15.224cm" svg:x2="10.588cm" svg:y2="16.494cm" draw:start-shape="id11" draw:start-glue-point="8" draw:end-shape="id16" svg:d="M17066 15224c0 952-6478 318-6478 1270" svg:viewBox="0 0 6479 1271">
          <text:p/>
        </draw:connector>
        <draw:connector draw:style-name="gr4" draw:text-style-name="P2" draw:layer="layout" draw:type="curve" svg:x1="6.064cm" svg:y1="10.86cm" svg:x2="15.494cm" svg:y2="12.73cm" draw:start-shape="id14" draw:start-glue-point="9" draw:end-shape="id11" draw:end-glue-point="5" svg:d="M6064 10860c0 1402 9430 468 9430 1870" svg:viewBox="0 0 9431 18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</meta:initial-creator>
    <meta:creation-date>2018-04-17T15:01:16.439108659</meta:creation-date>
    <dc:date>2018-04-17T18:28:54.335466028</dc:date>
    <dc:creator>kevin </dc:creator>
    <meta:editing-duration>PT2H27M</meta:editing-duration>
    <meta:editing-cycles>3</meta:editing-cycles>
    <meta:generator>LibreOffice/5.0.6.2$Linux_X86_64 LibreOffice_project/00$Build-2</meta:generator>
    <meta:document-statistic meta:object-count="44"/>
  </office:meta>
</office:document-meta>
</file>